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9">
      <style:text-properties officeooo:paragraph-rsid="00106089"/>
    </style:style>
    <style:style style:name="P2" style:family="paragraph" style:parent-style-name="Frame_20_contents">
      <style:text-properties officeooo:rsid="00166c74" officeooo:paragraph-rsid="00166c74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T1" style:family="text">
      <style:text-properties officeooo:rsid="00106089"/>
    </style:style>
    <style:style style:name="T2" style:family="text">
      <style:text-properties fo:font-size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88368221942312517" text:style-name="L9">
        <text:list-item>
          <text:p text:style-name="P1"><draw:frame draw:style-name="fr1" draw:name="Frame1" text:anchor-type="paragraph" svg:x="0.4008in" svg:y="0.4634in" svg:width="6.1984in" draw:z-index="0"><draw:text-box fo:min-height="4.7193in"><text:p text:style-name="P2"><draw:custom-shape text:anchor-type="paragraph" draw:z-index="4" draw:style-name="gr2" svg:width="1.7295in" svg:height="0.6878in" svg:x="2.978in" svg:y="1.8783in"><text:p>Port(at the Sea side)</text:p><text:p/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svg:width="2.2815in" svg:height="0.7713in" svg:x="0.3256in" svg:y="2.9299in"><text:p>Container Yard(has container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4" svg:width="3.4705in" svg:height="1.4906in" svg:x="0.9717in" svg:y="0.3882in"><text:p><text:span text:style-name="T2">Sea</text:span></text:p><text:p><text:span text:style-name="T2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/draw:text-box></draw:frame><draw:rect text:anchor-type="paragraph" draw:z-index="1" draw:style-name="gr1" draw:text-style-name="P3" svg:width="1.0524in" svg:height="0.7594in" svg:x="5.1402in" svg:y="4.0673in"><text:p text:style-name="P3">Customer Stop</text:p><text:p text:style-name="P3"/></draw:rect><text:span text:style-name="T1">The relationships between: Trailer, Container, SeaPort, Container Yard and Customer Sto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6M35S</meta:editing-duration>
    <meta:editing-cycles>9</meta:editing-cycles>
    <meta:generator>LibreOffice/4.2.3.3$Windows_x86 LibreOffice_project/882f8a0a489bc99a9e60c7905a60226254cb6ff0</meta:generator>
    <dc:date>2014-04-25T18:01:33.557000000</dc:date>
    <meta:document-statistic meta:table-count="0" meta:image-count="0" meta:object-count="0" meta:page-count="1" meta:paragraph-count="1" meta:word-count="12" meta:character-count="90" meta:non-whitespace-character-count="80"/>
    <meta:user-defined meta:name="Info 1"/>
    <meta:user-defined meta:name="Info 2"/>
    <meta:user-defined meta:name="Info 3"/>
    <meta:user-defined meta:name="Info 4"/>
  </office:meta>
</office:document-meta>
</file>